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fill-color="#ffd0d0" draw:fill-image-width="0cm" draw:fill-image-height="0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423cm"/>
    </style:style>
    <style:style style:name="gr3" style:family="graphic" style:parent-style-name="standard">
      <style:graphic-properties draw:stroke="none" svg:stroke-color="#000000" draw:fill="none" draw:fill-color="#ffffff" fo:min-height="0.945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co1" style:family="table-column">
      <style:table-column-properties style:column-width="1.227cm" style:use-optimal-column-width="false"/>
    </style:style>
    <style:style style:name="co2" style:family="table-column">
      <style:table-column-properties style:column-width="1.324cm" style:use-optimal-column-width="false"/>
    </style:style>
    <style:style style:name="co3" style:family="table-column">
      <style:table-column-properties style:column-width="1.315cm" style:use-optimal-column-width="false"/>
    </style:style>
    <style:style style:name="co4" style:family="table-column">
      <style:table-column-properties style:column-width="1.228cm" style:use-optimal-column-width="false"/>
    </style:style>
    <style:style style:name="co5" style:family="table-column">
      <style:table-column-properties style:column-width="1.326cm" style:use-optimal-column-width="false"/>
    </style:style>
    <style:style style:name="co6" style:family="table-column">
      <style:table-column-properties style:column-width="1.343cm" style:use-optimal-column-width="false"/>
    </style:style>
    <style:style style:name="co7" style:family="table-column">
      <style:table-column-properties style:column-width="1.232cm" style:use-optimal-column-width="false"/>
    </style:style>
    <style:style style:name="co8" style:family="table-column">
      <style:table-column-properties style:column-width="1.331cm" style:use-optimal-column-width="false"/>
    </style:style>
    <style:style style:name="co9" style:family="table-column">
      <style:table-column-properties style:column-width="1.352cm" style:use-optimal-column-width="false"/>
    </style:style>
    <style:style style:name="co10" style:family="table-column">
      <style:table-column-properties style:column-width="1.226cm" style:use-optimal-column-width="false"/>
    </style:style>
    <style:style style:name="co11" style:family="table-column">
      <style:table-column-properties style:column-width="1.32cm" style:use-optimal-column-width="false"/>
    </style:style>
    <style:style style:name="co12" style:family="table-column">
      <style:table-column-properties style:column-width="1.239cm" style:use-optimal-column-width="false"/>
    </style:style>
    <style:style style:name="co13" style:family="table-column">
      <style:table-column-properties style:column-width="1.339cm" style:use-optimal-column-width="false"/>
    </style:style>
    <style:style style:name="co14" style:family="table-column">
      <style:table-column-properties style:column-width="1.342cm" style:use-optimal-column-width="false"/>
    </style:style>
    <style:style style:name="co15" style:family="table-column">
      <style:table-column-properties style:column-width="1.317cm" style:use-optimal-column-width="false"/>
    </style:style>
    <style:style style:name="ro1" style:family="table-row">
      <style:table-row-properties style:row-height="1.266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2cm"/>
    </style:style>
    <style:style style:name="ro4" style:family="table-row">
      <style:table-row-properties style:row-height="1.27cm"/>
    </style:style>
    <style:style style:name="ro5" style:family="table-row">
      <style:table-row-properties style:row-height="1.209cm"/>
    </style:style>
    <style:style style:name="ro6" style:family="table-row">
      <style:table-row-properties style:row-height="1.21cm"/>
    </style:style>
    <style:style style:name="ro7" style:family="table-row">
      <style:table-row-properties style:row-height="1.274cm"/>
    </style:style>
    <style:style style:name="ro8" style:family="table-row">
      <style:table-row-properties style:row-height="1.213cm"/>
    </style:style>
    <style:style style:name="ro9" style:family="table-row">
      <style:table-row-properties style:row-height="1.214cm"/>
    </style:style>
    <style:style style:name="ro10" style:family="table-row">
      <style:table-row-properties style:row-height="1.22cm"/>
    </style:style>
    <style:style style:name="ro11" style:family="table-row">
      <style:table-row-properties style:row-height="1.255cm"/>
    </style:style>
    <style:style style:name="ro12" style:family="table-row">
      <style:table-row-properties style:row-height="1.269cm"/>
    </style:style>
    <style:style style:name="ro13" style:family="table-row">
      <style:table-row-properties style:row-height="1.13cm"/>
    </style:style>
    <style:style style:name="ro14" style:family="table-row">
      <style:table-row-properties style:row-height="1.371cm"/>
    </style:style>
    <style:style style:name="ro15" style:family="table-row">
      <style:table-row-properties style:row-height="1.127cm"/>
    </style:style>
    <style:style style:name="ro16" style:family="table-row">
      <style:table-row-properties style:row-height="1.195cm"/>
    </style:style>
    <style:style style:name="ro17" style:family="table-row">
      <style:table-row-properties style:row-height="1.143cm"/>
    </style:style>
    <style:style style:name="ro18" style:family="table-row">
      <style:table-row-properties style:row-height="1.202cm"/>
    </style:style>
    <style:style style:name="ce1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-left="0.57pt solid #000000" fo:border-right="0.57pt solid #000000" fo:border-top="none" fo:border-bottom="0.57pt solid #000000" style:text-autospace="none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</style:style>
    <style:style style:name="ce4" style:family="table-cell">
      <loext:graphic-properties draw:fill="solid" draw:fill-color="#ff3333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</style:style>
    <style:style style:name="ce5" style:family="table-cell">
      <loext:graphic-properties draw:fill="solid" draw:fill-color="#ff3333" style:repeat="repeat" draw:textarea-vertical-align="middle"/>
      <style:paragraph-properties fo:text-align="center" fo:border-left="0.03pt solid #000000" fo:border-right="none" fo:border-top="none" fo:border-bottom="0.03pt solid #000000" style:text-autospace="none"/>
    </style:style>
    <style:style style:name="ce6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</style:style>
    <style:style style:name="ce7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</style:style>
    <style:style style:name="ce8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</style:style>
    <style:style style:name="ce9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</style:style>
    <style:style style:name="ce10" style:family="table-cell">
      <loext:graphic-properties draw:fill="solid" draw:fill-color="#ff3333" style:repeat="repeat" draw:textarea-vertical-align="middle"/>
      <style:paragraph-properties fo:text-align="center" fo:border="0.03pt solid #000000" style:text-autospace="none"/>
    </style:style>
    <style:style style:name="ce11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</style:style>
    <style:style style:name="ce12" style:family="table-cell">
      <loext:graphic-properties draw:fill="solid" draw:fill-color="#ffd0d0" style:repeat="repeat" draw:textarea-vertical-align="middle"/>
      <style:paragraph-properties fo:text-align="center" fo:border="0.03pt solid #000000" style:text-autospace="none"/>
    </style:style>
    <style:style style:name="ce13" style:family="table-cell">
      <loext:graphic-properties draw:fill="solid" draw:fill-color="#ff3333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</style:style>
    <style:style style:name="ce14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</style:style>
    <style:style style:name="ce15" style:family="table-cell">
      <loext:graphic-properties draw:fill="solid" draw:fill-color="#ffd0d0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</style:style>
    <style:style style:name="ce16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</style:style>
    <style:style style:name="ce17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none" style:text-autospace="none"/>
    </style:style>
    <style:style style:name="ce18" style:family="table-cell">
      <loext:graphic-properties draw:fill="solid" draw:fill-color="#ffffff" style:repeat="repeat" draw:textarea-vertical-align="middle"/>
      <style:paragraph-properties fo:text-align="center" fo:border="none"/>
    </style:style>
    <style:style style:name="ce19" style:family="table-cell">
      <loext:graphic-properties draw:fill="solid" draw:fill-color="#ffffff" style:repeat="repeat" draw:textarea-vertical-align="middle"/>
      <style:paragraph-properties fo:text-align="center" fo:border-left="0.57pt solid #000000" fo:border-right="0.03pt solid #000000" fo:border-top="0.03pt solid #000000" fo:border-bottom="0.03pt solid #000000" style:text-autospace="none"/>
    </style:style>
    <style:style style:name="ce20" style:family="table-cell">
      <loext:graphic-properties draw:fill="solid" draw:fill-color="#ffffff" style:repeat="repeat" draw:textarea-vertical-align="middle"/>
      <style:paragraph-properties fo:text-align="center" fo:border="none" style:text-autospace="none"/>
    </style:style>
    <style:style style:name="ce21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2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23" style:family="table-cell">
      <loext:graphic-properties draw:fill="solid" draw:fill-color="#ff3333" style:repeat="repeat" draw:textarea-vertical-align="top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24" style:family="table-cell">
      <loext:graphic-properties draw:fill="solid" draw:fill-color="#ff3333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25" style:family="table-cell">
      <loext:graphic-properties draw:fill="solid" draw:fill-color="#ff3333" style:repeat="repeat" draw:textarea-vertical-align="middle"/>
      <style:paragraph-properties fo:text-align="center" fo:border-left="0.03pt solid #000000" fo:border-right="none" fo:border-top="none" fo:border-bottom="0.03pt solid #000000" style:text-autospace="none"/>
      <style:text-properties fo:font-size="14pt" style:font-size-asian="14pt" style:font-size-complex="14pt"/>
    </style:style>
    <style:style style:name="ce26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27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4pt" style:font-size-asian="14pt" style:font-size-complex="14pt"/>
    </style:style>
    <style:style style:name="ce28" style:family="table-cell">
      <loext:graphic-properties draw:fill="solid" draw:fill-color="#ff3333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9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30" style:family="table-cell">
      <loext:graphic-properties draw:fill="solid" draw:fill-color="#ff3333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31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32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33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ce34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  <style:text-properties fo:font-size="14pt" style:font-size-asian="14pt" style:font-size-complex="14pt"/>
    </style:style>
    <style:style style:name="ce35" style:family="table-cell">
      <loext:graphic-properties draw:fill="solid" draw:fill-color="#5c8526" style:repeat="repeat" draw:textarea-vertical-align="top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36" style:family="table-cell">
      <loext:graphic-properties draw:fill="solid" draw:fill-color="#94bd5e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37" style:family="table-cell">
      <loext:graphic-properties draw:fill="solid" draw:fill-color="#33cc66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38" style:family="table-cell">
      <loext:graphic-properties draw:fill="solid" draw:fill-color="#23ff23" style:repeat="repeat" draw:textarea-vertical-align="middle"/>
      <style:paragraph-properties fo:text-align="center" fo:border-left="0.03pt solid #000000" fo:border-right="none" fo:border-top="none" fo:border-bottom="0.03pt solid #000000" style:text-autospace="none"/>
      <style:text-properties fo:font-size="14pt" style:font-size-asian="14pt" style:font-size-complex="14pt"/>
    </style:style>
    <style:style style:name="ce39" style:family="table-cell">
      <loext:graphic-properties draw:fill="solid" draw:fill-color="#0099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0" style:family="table-cell">
      <loext:graphic-properties draw:fill="solid" draw:fill-color="#99cc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1" style:family="table-cell">
      <loext:graphic-properties draw:fill="solid" draw:fill-color="#9966cc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2" style:family="table-cell">
      <loext:graphic-properties draw:fill="solid" draw:fill-color="#6b2394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3" style:family="table-cell">
      <loext:graphic-properties draw:fill="solid" draw:fill-color="#5e11a6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4" style:family="table-cell">
      <loext:graphic-properties draw:fill="solid" draw:fill-color="#00dc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5" style:family="table-cell">
      <loext:graphic-properties draw:fill="solid" draw:fill-color="#23b8dc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46" style:family="table-cell">
      <loext:graphic-properties draw:fill="solid" draw:fill-color="#99ccff" style:repeat="repeat" draw:textarea-vertical-align="middle"/>
      <style:paragraph-properties fo:text-align="center" fo:border="0.03pt solid #000000" style:text-autospace="none"/>
      <style:text-properties fo:font-size="18pt"/>
    </style:style>
    <style:style style:name="ce47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8pt"/>
    </style:style>
    <style:style style:name="ce48" style:family="table-cell">
      <loext:graphic-properties draw:fill="solid" draw:fill-color="#280099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/>
    </style:style>
    <style:style style:name="ce49" style:family="table-cell">
      <loext:graphic-properties draw:fill="solid" draw:fill-color="#99cc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/>
    </style:style>
    <style:style style:name="ce50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8pt"/>
    </style:style>
    <style:style style:name="ce51" style:family="table-cell">
      <loext:graphic-properties draw:fill="solid" draw:fill-color="#99ccff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8pt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d0d0" draw:fill-image-width="0cm" draw:fill-image-height="0cm"/>
      <style:paragraph-properties fo:text-align="center"/>
    </style:style>
    <style:style style:name="P3" style:family="paragraph">
      <loext:graphic-properties draw:fill="none" draw:fill-color="#ffffff" draw:fill-image-width="0cm" draw:fill-image-heigh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0cm" svg:height="9.934cm" svg:x="1.675cm" svg:y="4.5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2">
                <text:p text:style-name="P1">5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 table:style-name="ce6"/>
              <table:table-cell table:style-name="ce7"/>
            </table:table-row>
            <table:table-row table:style-name="ro1" table:default-cell-style-name="ce1">
              <table:table-cell table:style-name="ce8">
                <text:p text:style-name="P1">4</text:p>
              </table:table-cell>
              <table:table-cell table:style-name="ce9"/>
              <table:table-cell table:style-name="ce10"/>
              <table:table-cell table:style-name="ce10"/>
              <table:table-cell/>
              <table:table-cell table:style-name="ce11"/>
              <table:table-cell table:style-name="ce12"/>
              <table:table-cell/>
            </table:table-row>
            <table:table-row table:style-name="ro1" table:default-cell-style-name="ce10">
              <table:table-cell table:style-name="ce8">
                <text:p text:style-name="P1">3</text:p>
              </table:table-cell>
              <table:table-cell table:style-name="ce9"/>
              <table:table-cell/>
              <table:table-cell/>
              <table:table-cell/>
              <table:table-cell table:style-name="ce13"/>
              <table:table-cell table:style-name="ce1"/>
              <table:table-cell table:style-name="ce1"/>
            </table:table-row>
            <table:table-row table:style-name="ro1" table:default-cell-style-name="ce16">
              <table:table-cell table:style-name="ce8">
                <text:p text:style-name="P1">2</text:p>
              </table:table-cell>
              <table:table-cell table:style-name="ce14"/>
              <table:table-cell table:style-name="ce15"/>
              <table:table-cell/>
              <table:table-cell/>
              <table:table-cell table:style-name="ce17"/>
              <table:table-cell table:style-name="ce12"/>
              <table:table-cell table:style-name="ce1"/>
            </table:table-row>
            <table:table-row table:style-name="ro2" table:default-cell-style-name="ce10">
              <table:table-cell table:style-name="ce8">
                <text:p text:style-name="P1">1</text:p>
              </table:table-cell>
              <table:table-cell table:style-name="ce9"/>
              <table:table-cell/>
              <table:table-cell table:style-name="ce1"/>
              <table:table-cell/>
              <table:table-cell/>
              <table:table-cell table:style-name="ce6"/>
              <table:table-cell table:style-name="ce7"/>
            </table:table-row>
            <table:table-row table:style-name="ro3" table:default-cell-style-name="ce1">
              <table:table-cell table:style-name="ce8">
                <text:p text:style-name="P1">0</text:p>
              </table:table-cell>
              <table:table-cell table:style-name="ce9"/>
              <table:table-cell/>
              <table:table-cell table:style-name="ce12"/>
              <table:table-cell/>
              <table:table-cell/>
              <table:table-cell/>
              <table:table-cell/>
            </table:table-row>
            <table:table-row table:style-name="ro3" table:default-cell-style-name="ce8">
              <table:table-cell table:style-name="ce18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line draw:style-name="gr1" draw:text-style-name="P2" draw:layer="layout" svg:x1="12.2cm" svg:y1="10.3cm" svg:x2="16.8cm" svg:y2="10.3cm">
          <text:p/>
        </draw:line>
        <draw:frame draw:style-name="gr2" draw:text-style-name="P3" draw:layer="layout" svg:width="4.8cm" svg:height="1.673cm" svg:x="12.2cm" svg:y="9.3cm">
          <draw:text-box>
            <text:p>Thresholding</text:p>
          </draw:text-box>
        </draw:frame>
        <draw:frame draw:style-name="standard" draw:layer="layout" svg:width="10.036cm" svg:height="9.978cm" svg:x="17.001cm" svg:y="4.54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 table:style-name="ce8">
                <text:p text:style-name="P1">6</text:p>
              </table:table-cell>
              <table:table-cell table:style-name="ce1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 table:style-name="ce2">
                <text:p text:style-name="P1">5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 table:style-name="ce7"/>
              <table:table-cell table:style-name="ce7"/>
            </table:table-row>
            <table:table-row table:style-name="ro4" table:default-cell-style-name="ce1">
              <table:table-cell table:style-name="ce8">
                <text:p text:style-name="P1">4</text:p>
              </table:table-cell>
              <table:table-cell table:style-name="ce9"/>
              <table:table-cell table:style-name="ce10"/>
              <table:table-cell table:style-name="ce10"/>
              <table:table-cell/>
              <table:table-cell table:style-name="ce11"/>
              <table:table-cell/>
              <table:table-cell/>
            </table:table-row>
            <table:table-row table:style-name="ro4" table:default-cell-style-name="ce10">
              <table:table-cell table:style-name="ce8">
                <text:p text:style-name="P1">3</text:p>
              </table:table-cell>
              <table:table-cell table:style-name="ce9"/>
              <table:table-cell/>
              <table:table-cell/>
              <table:table-cell/>
              <table:table-cell table:style-name="ce13"/>
              <table:table-cell table:style-name="ce1"/>
              <table:table-cell table:style-name="ce1"/>
            </table:table-row>
            <table:table-row table:style-name="ro4" table:default-cell-style-name="ce16">
              <table:table-cell table:style-name="ce8">
                <text:p text:style-name="P1">2</text:p>
              </table:table-cell>
              <table:table-cell table:style-name="ce14"/>
              <table:table-cell/>
              <table:table-cell/>
              <table:table-cell/>
              <table:table-cell table:style-name="ce17"/>
              <table:table-cell table:style-name="ce1"/>
              <table:table-cell table:style-name="ce1"/>
            </table:table-row>
            <table:table-row table:style-name="ro5" table:default-cell-style-name="ce10">
              <table:table-cell table:style-name="ce8">
                <text:p text:style-name="P1">1</text:p>
              </table:table-cell>
              <table:table-cell table:style-name="ce9"/>
              <table:table-cell/>
              <table:table-cell table:style-name="ce1"/>
              <table:table-cell/>
              <table:table-cell/>
              <table:table-cell table:style-name="ce7"/>
              <table:table-cell table:style-name="ce7"/>
            </table:table-row>
            <table:table-row table:style-name="ro6" table:default-cell-style-name="ce1">
              <table:table-cell table:style-name="ce8">
                <text:p text:style-name="P1">0</text:p>
              </table:table-cell>
              <table:table-cell table:style-name="ce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8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074cm" svg:height="10.016cm" svg:x="1.802cm" svg:y="4.54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 table:style-name="ce8">
                <text:p text:style-name="P1">6</text:p>
              </table:table-cell>
              <table:table-cell table:style-name="ce1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4">
              <table:table-cell table:style-name="ce2">
                <text:p text:style-name="P1">5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 table:style-name="ce6"/>
              <table:table-cell table:style-name="ce7"/>
            </table:table-row>
            <table:table-row table:style-name="ro7" table:default-cell-style-name="ce1">
              <table:table-cell table:style-name="ce8">
                <text:p text:style-name="P1">4</text:p>
              </table:table-cell>
              <table:table-cell table:style-name="ce9"/>
              <table:table-cell table:style-name="ce10"/>
              <table:table-cell table:style-name="ce10"/>
              <table:table-cell/>
              <table:table-cell table:style-name="ce11"/>
              <table:table-cell table:style-name="ce12"/>
              <table:table-cell/>
            </table:table-row>
            <table:table-row table:style-name="ro7" table:default-cell-style-name="ce10">
              <table:table-cell table:style-name="ce8">
                <text:p text:style-name="P1">3</text:p>
              </table:table-cell>
              <table:table-cell table:style-name="ce9"/>
              <table:table-cell/>
              <table:table-cell/>
              <table:table-cell/>
              <table:table-cell table:style-name="ce13"/>
              <table:table-cell table:style-name="ce1"/>
              <table:table-cell table:style-name="ce1"/>
            </table:table-row>
            <table:table-row table:style-name="ro7" table:default-cell-style-name="ce16">
              <table:table-cell table:style-name="ce8">
                <text:p text:style-name="P1">2</text:p>
              </table:table-cell>
              <table:table-cell table:style-name="ce14"/>
              <table:table-cell table:style-name="ce15"/>
              <table:table-cell/>
              <table:table-cell/>
              <table:table-cell table:style-name="ce17"/>
              <table:table-cell table:style-name="ce12"/>
              <table:table-cell table:style-name="ce1"/>
            </table:table-row>
            <table:table-row table:style-name="ro8" table:default-cell-style-name="ce10">
              <table:table-cell table:style-name="ce8">
                <text:p text:style-name="P1">1</text:p>
              </table:table-cell>
              <table:table-cell table:style-name="ce9"/>
              <table:table-cell/>
              <table:table-cell table:style-name="ce1"/>
              <table:table-cell/>
              <table:table-cell/>
              <table:table-cell table:style-name="ce6"/>
              <table:table-cell table:style-name="ce7"/>
            </table:table-row>
            <table:table-row table:style-name="ro9" table:default-cell-style-name="ce1">
              <table:table-cell table:style-name="ce8">
                <text:p text:style-name="P1">0</text:p>
              </table:table-cell>
              <table:table-cell table:style-name="ce9"/>
              <table:table-cell/>
              <table:table-cell table:style-name="ce12"/>
              <table:table-cell/>
              <table:table-cell/>
              <table:table-cell/>
              <table:table-cell/>
            </table:table-row>
            <table:table-row table:style-name="ro10" table:default-cell-style-name="ce8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3" draw:style-name="dp1" draw:master-page-name="Standard">
        <draw:frame draw:style-name="standard" draw:layer="layout" svg:width="9.999cm" svg:height="10.053cm" svg:x="2cm" svg:y="4.5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2"/>
            <table:table-column table:style-name="co11"/>
            <table:table-row table:style-name="ro11" table:default-cell-style-name="ce1">
              <table:table-cell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4">
              <table:table-cell table:style-name="ce2">
                <text:p text:style-name="P1">5</text:p>
              </table:table-cell>
              <table:table-cell table:style-name="ce3"/>
              <table:table-cell/>
              <table:table-cell/>
              <table:table-cell/>
              <table:table-cell table:style-name="ce5"/>
              <table:table-cell table:style-name="ce7"/>
              <table:table-cell table:style-name="ce7"/>
            </table:table-row>
            <table:table-row table:style-name="ro11" table:default-cell-style-name="ce1">
              <table:table-cell table:style-name="ce8">
                <text:p text:style-name="P1">4</text:p>
              </table:table-cell>
              <table:table-cell table:style-name="ce9"/>
              <table:table-cell table:style-name="ce10"/>
              <table:table-cell table:style-name="ce10"/>
              <table:table-cell/>
              <table:table-cell table:style-name="ce11"/>
              <table:table-cell/>
              <table:table-cell/>
            </table:table-row>
            <table:table-row table:style-name="ro11" table:default-cell-style-name="ce10">
              <table:table-cell table:style-name="ce8">
                <text:p text:style-name="P1">3</text:p>
              </table:table-cell>
              <table:table-cell table:style-name="ce9"/>
              <table:table-cell/>
              <table:table-cell/>
              <table:table-cell/>
              <table:table-cell table:style-name="ce13"/>
              <table:table-cell table:style-name="ce1"/>
              <table:table-cell table:style-name="ce1"/>
            </table:table-row>
            <table:table-row table:style-name="ro11" table:default-cell-style-name="ce16">
              <table:table-cell table:style-name="ce8">
                <text:p text:style-name="P1">2</text:p>
              </table:table-cell>
              <table:table-cell table:style-name="ce14"/>
              <table:table-cell/>
              <table:table-cell/>
              <table:table-cell/>
              <table:table-cell table:style-name="ce17"/>
              <table:table-cell table:style-name="ce1"/>
              <table:table-cell table:style-name="ce1"/>
            </table:table-row>
            <table:table-row table:style-name="ro11" table:default-cell-style-name="ce10">
              <table:table-cell table:style-name="ce8">
                <text:p text:style-name="P1">1</text:p>
              </table:table-cell>
              <table:table-cell table:style-name="ce9"/>
              <table:table-cell/>
              <table:table-cell table:style-name="ce1"/>
              <table:table-cell/>
              <table:table-cell/>
              <table:table-cell table:style-name="ce7"/>
              <table:table-cell table:style-name="ce7"/>
            </table:table-row>
            <table:table-row table:style-name="ro11" table:default-cell-style-name="ce1">
              <table:table-cell table:style-name="ce8">
                <text:p text:style-name="P1">0</text:p>
              </table:table-cell>
              <table:table-cell table:style-name="ce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8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999cm" svg:height="10cm" svg:x="16.877cm" svg:y="4.5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2"/>
            <table:table-column table:style-name="co11"/>
            <table:table-row table:style-name="ro13" table:default-cell-style-name="ce21">
              <table:table-cell table:style-name="ce1"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24">
              <table:table-cell table:style-name="ce2">
                <text:p text:style-name="P1">5</text:p>
              </table:table-cell>
              <table:table-cell table:style-name="ce22"/>
              <table:table-cell table:style-name="ce23">
                <text:p text:style-name="P1"><text:span text:style-name="T1">2</text:span></text:p>
                <text:p text:style-name="P1"><text:span text:style-name="T1">6</text:span></text:p>
              </table:table-cell>
              <table:table-cell>
                <text:p text:style-name="P1"><text:span text:style-name="T1">3</text:span></text:p>
                <text:p text:style-name="P1"><text:span text:style-name="T1">6</text:span></text:p>
              </table:table-cell>
              <table:table-cell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25">
                <text:p text:style-name="P1"><text:span text:style-name="T1">5</text:span></text:p>
                <text:p text:style-name="P1"><text:span text:style-name="T1">6</text:span></text:p>
              </table:table-cell>
              <table:table-cell table:style-name="ce26"/>
              <table:table-cell table:style-name="ce26"/>
            </table:table-row>
            <table:table-row table:style-name="ro14" table:default-cell-style-name="ce21">
              <table:table-cell table:style-name="ce8">
                <text:p text:style-name="P1">4</text:p>
              </table:table-cell>
              <table:table-cell table:style-name="ce27"/>
              <table:table-cell table:style-name="ce28">
                <text:p text:style-name="P1"><text:span text:style-name="T1">2</text:span></text:p>
                <text:p text:style-name="P1"><text:span text:style-name="T1">5</text:span></text:p>
              </table:table-cell>
              <table:table-cell table:style-name="ce28">
                <text:p text:style-name="P1"><text:span text:style-name="T1">3</text:span></text:p>
                <text:p text:style-name="P1"><text:span text:style-name="T1">5</text:span></text:p>
              </table:table-cell>
              <table:table-cell/>
              <table:table-cell table:style-name="ce29"/>
              <table:table-cell/>
              <table:table-cell/>
            </table:table-row>
            <table:table-row table:style-name="ro14" table:default-cell-style-name="ce28">
              <table:table-cell table:style-name="ce8">
                <text:p text:style-name="P1">3</text:p>
              </table:table-cell>
              <table:table-cell table:style-name="ce27"/>
              <table:table-cell>
                <text:p text:style-name="P1"><text:span text:style-name="T1">2</text:span></text:p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  <text:p text:style-name="P1"><text:span text:style-name="T1">4</text:span></text:p>
              </table:table-cell>
              <table:table-cell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30"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1"/>
              <table:table-cell table:style-name="ce21"/>
            </table:table-row>
            <table:table-row table:style-name="ro13" table:default-cell-style-name="ce32">
              <table:table-cell table:style-name="ce8">
                <text:p text:style-name="P1">2</text:p>
              </table:table-cell>
              <table:table-cell table:style-name="ce31"/>
              <table:table-cell/>
              <table:table-cell/>
              <table:table-cell/>
              <table:table-cell table:style-name="ce33"/>
              <table:table-cell table:style-name="ce21"/>
              <table:table-cell table:style-name="ce21"/>
            </table:table-row>
            <table:table-row table:style-name="ro14" table:default-cell-style-name="ce21">
              <table:table-cell table:style-name="ce8">
                <text:p text:style-name="P1">1</text:p>
              </table:table-cell>
              <table:table-cell table:style-name="ce27"/>
              <table:table-cell/>
              <table:table-cell/>
              <table:table-cell table:style-name="ce28">
                <text:p text:style-name="P1"><text:span text:style-name="T1">4</text:span></text:p>
                <text:p text:style-name="P1"><text:span text:style-name="T1">2</text:span></text:p>
              </table:table-cell>
              <table:table-cell table:style-name="ce28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26"/>
              <table:table-cell table:style-name="ce26"/>
            </table:table-row>
            <table:table-row table:style-name="ro13" table:default-cell-style-name="ce21">
              <table:table-cell table:style-name="ce8">
                <text:p text:style-name="P1">0</text:p>
              </table:table-cell>
              <table:table-cell table:style-name="ce27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34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4.8cm" svg:height="1.673cm" svg:x="12.2cm" svg:y="9.301cm">
          <draw:text-box>
            <text:p>Initial labeling</text:p>
          </draw:text-box>
        </draw:frame>
        <draw:line draw:style-name="gr1" draw:text-style-name="P2" draw:layer="layout" svg:x1="12.2cm" svg:y1="10.3cm" svg:x2="16.8cm" svg:y2="10.3cm">
          <text:p/>
        </draw:line>
      </draw:page>
      <draw:page draw:name="page4" draw:style-name="dp1" draw:master-page-name="Standard">
        <draw:frame draw:style-name="standard" draw:layer="layout" svg:width="10.114cm" svg:height="10.159cm" svg:x="2cm" svg:y="4.5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16" table:default-cell-style-name="ce21">
              <table:table-cell table:style-name="ce1"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26">
              <table:table-cell table:style-name="ce2">
                <text:p text:style-name="P1">5</text:p>
              </table:table-cell>
              <table:table-cell table:style-name="ce22"/>
              <table:table-cell table:style-name="ce35">
                <text:p text:style-name="P1"><text:span text:style-name="T1">2</text:span></text:p>
                <text:p text:style-name="P1"><text:span text:style-name="T1">6</text:span></text:p>
              </table:table-cell>
              <table:table-cell table:style-name="ce36">
                <text:p text:style-name="P1"><text:span text:style-name="T1">3</text:span></text:p>
                <text:p text:style-name="P1"><text:span text:style-name="T1">6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38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/>
            </table:table-row>
            <table:table-row table:style-name="ro14" table:default-cell-style-name="ce21">
              <table:table-cell table:style-name="ce8">
                <text:p text:style-name="P1">4</text:p>
              </table:table-cell>
              <table:table-cell table:style-name="ce27"/>
              <table:table-cell table:style-name="ce39">
                <text:p text:style-name="P1"><text:span text:style-name="T1">2</text:span></text:p>
                <text:p text:style-name="P1"><text:span text:style-name="T1">5</text:span></text:p>
              </table:table-cell>
              <table:table-cell table:style-name="ce40">
                <text:p text:style-name="P1"><text:span text:style-name="T1">3</text:span></text:p>
                <text:p text:style-name="P1"><text:span text:style-name="T1">5</text:span></text:p>
              </table:table-cell>
              <table:table-cell/>
              <table:table-cell table:style-name="ce29"/>
              <table:table-cell/>
              <table:table-cell/>
            </table:table-row>
            <table:table-row table:style-name="ro14" table:default-cell-style-name="ce21">
              <table:table-cell table:style-name="ce8">
                <text:p text:style-name="P1">3</text:p>
              </table:table-cell>
              <table:table-cell table:style-name="ce27"/>
              <table:table-cell table:style-name="ce41">
                <text:p text:style-name="P1"><text:span text:style-name="T1">2</text:span></text:p>
                <text:p text:style-name="P1"><text:span text:style-name="T1">4</text:span></text:p>
              </table:table-cell>
              <table:table-cell table:style-name="ce42">
                <text:p text:style-name="P1"><text:span text:style-name="T1">3</text:span></text:p>
                <text:p text:style-name="P1"><text:span text:style-name="T1">4</text:span></text:p>
              </table:table-cell>
              <table:table-cell table:style-name="ce43">
                <text:p text:style-name="P1"><text:span text:style-name="T1">4</text:span></text:p>
                <text:p text:style-name="P1"><text:span text:style-name="T1">4</text:span></text:p>
              </table:table-cell>
              <table:table-cell table:style-name="ce30">
                <text:p text:style-name="P1"><text:span text:style-name="T1">5</text:span></text:p>
                <text:p text:style-name="P1"><text:span text:style-name="T1">4</text:span></text:p>
              </table:table-cell>
              <table:table-cell/>
              <table:table-cell/>
            </table:table-row>
            <table:table-row table:style-name="ro16" table:default-cell-style-name="ce32">
              <table:table-cell table:style-name="ce8">
                <text:p text:style-name="P1">2</text:p>
              </table:table-cell>
              <table:table-cell table:style-name="ce31"/>
              <table:table-cell/>
              <table:table-cell/>
              <table:table-cell/>
              <table:table-cell table:style-name="ce33"/>
              <table:table-cell table:style-name="ce21"/>
              <table:table-cell table:style-name="ce21"/>
            </table:table-row>
            <table:table-row table:style-name="ro14" table:default-cell-style-name="ce21">
              <table:table-cell table:style-name="ce8">
                <text:p text:style-name="P1">1</text:p>
              </table:table-cell>
              <table:table-cell table:style-name="ce27"/>
              <table:table-cell/>
              <table:table-cell/>
              <table:table-cell table:style-name="ce44">
                <text:p text:style-name="P1"><text:span text:style-name="T1">4</text:span></text:p>
                <text:p text:style-name="P1"><text:span text:style-name="T1">2</text:span></text:p>
              </table:table-cell>
              <table:table-cell table:style-name="ce45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26"/>
              <table:table-cell table:style-name="ce26"/>
            </table:table-row>
            <table:table-row table:style-name="ro17" table:default-cell-style-name="ce21">
              <table:table-cell table:style-name="ce8">
                <text:p text:style-name="P1">0</text:p>
              </table:table-cell>
              <table:table-cell table:style-name="ce27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34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0.114cm" svg:height="10.159cm" svg:x="16.878cm" svg:y="4.541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16" table:default-cell-style-name="ce21">
              <table:table-cell table:style-name="ce1"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26">
              <table:table-cell table:style-name="ce2">
                <text:p text:style-name="P1">5</text:p>
              </table:table-cell>
              <table:table-cell table:style-name="ce22"/>
              <table:table-cell table:style-name="ce36">
                <text:p text:style-name="P1"><text:span text:style-name="T1">3</text:span></text:p>
                <text:p text:style-name="P1"><text:span text:style-name="T1">6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38">
                <text:p text:style-name="P1"><text:span text:style-name="T1">5</text:span></text:p>
                <text:p text:style-name="P1"><text:span text:style-name="T1">6</text:span></text:p>
              </table:table-cell>
              <table:table-cell table:style-name="ce38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/>
            </table:table-row>
            <table:table-row table:style-name="ro14" table:default-cell-style-name="ce21">
              <table:table-cell table:style-name="ce8">
                <text:p text:style-name="P1">4</text:p>
              </table:table-cell>
              <table:table-cell table:style-name="ce27"/>
              <table:table-cell table:style-name="ce36">
                <text:p text:style-name="P1"><text:span text:style-name="T1">3</text:span></text:p>
                <text:p text:style-name="P1"><text:span text:style-name="T1">6</text:span></text:p>
              </table:table-cell>
              <table:table-cell table:style-name="ce37">
                <text:p text:style-name="P1"><text:span text:style-name="T1">4</text:span></text:p>
                <text:p text:style-name="P1"><text:span text:style-name="T1">6</text:span></text:p>
              </table:table-cell>
              <table:table-cell/>
              <table:table-cell table:style-name="ce29"/>
              <table:table-cell/>
              <table:table-cell/>
            </table:table-row>
            <table:table-row table:style-name="ro14" table:default-cell-style-name="ce40">
              <table:table-cell table:style-name="ce8">
                <text:p text:style-name="P1">3</text:p>
              </table:table-cell>
              <table:table-cell table:style-name="ce27"/>
              <table:table-cell>
                <text:p text:style-name="P1"><text:span text:style-name="T1">3</text:span></text:p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  <text:p text:style-name="P1"><text:span text:style-name="T1">5</text:span></text:p>
              </table:table-cell>
              <table:table-cell table:style-name="ce30"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1"/>
              <table:table-cell table:style-name="ce21"/>
            </table:table-row>
            <table:table-row table:style-name="ro16" table:default-cell-style-name="ce32">
              <table:table-cell table:style-name="ce8">
                <text:p text:style-name="P1">2</text:p>
              </table:table-cell>
              <table:table-cell table:style-name="ce31"/>
              <table:table-cell/>
              <table:table-cell/>
              <table:table-cell/>
              <table:table-cell table:style-name="ce33"/>
              <table:table-cell table:style-name="ce21"/>
              <table:table-cell table:style-name="ce21"/>
            </table:table-row>
            <table:table-row table:style-name="ro14" table:default-cell-style-name="ce21">
              <table:table-cell table:style-name="ce8">
                <text:p text:style-name="P1">1</text:p>
              </table:table-cell>
              <table:table-cell table:style-name="ce27"/>
              <table:table-cell/>
              <table:table-cell/>
              <table:table-cell table:style-name="ce45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45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26"/>
              <table:table-cell table:style-name="ce26"/>
            </table:table-row>
            <table:table-row table:style-name="ro17" table:default-cell-style-name="ce21">
              <table:table-cell table:style-name="ce8">
                <text:p text:style-name="P1">0</text:p>
              </table:table-cell>
              <table:table-cell table:style-name="ce27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34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" draw:text-style-name="P2" draw:layer="layout" svg:x1="12.2cm" svg:y1="10.3cm" svg:x2="16.8cm" svg:y2="10.3cm">
          <text:p/>
        </draw:line>
        <draw:frame draw:style-name="gr2" draw:text-style-name="P3" draw:layer="layout" svg:width="4.8cm" svg:height="1.673cm" svg:x="12.2cm" svg:y="9.502cm">
          <draw:text-box>
            <text:p text:style-name="P4">Forward </text:p>
            <text:p text:style-name="P4">iteration</text:p>
          </draw:text-box>
        </draw:frame>
        <draw:frame draw:style-name="standard" draw:layer="layout" svg:width="10.114cm" svg:height="10.159cm" svg:x="31.788cm" svg:y="4.54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16" table:default-cell-style-name="ce21">
              <table:table-cell table:style-name="ce1"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38">
              <table:table-cell table:style-name="ce2">
                <text:p text:style-name="P1">5</text:p>
              </table:table-cell>
              <table:table-cell table:style-name="ce22"/>
              <table:table-cell table:style-name="ce37">
                <text:p text:style-name="P1"><text:span text:style-name="T1">4</text:span></text:p>
                <text:p text:style-name="P1"><text:span text:style-name="T1">6</text:span></text:p>
              </table:table-cell>
              <table:table-cell>
                <text:p text:style-name="P1"><text:span text:style-name="T1">5</text:span></text:p>
                <text:p text:style-name="P1"><text:span text:style-name="T1">6</text:span></text:p>
              </table:table-cell>
              <table:table-cell>
                <text:p text:style-name="P1"><text:span text:style-name="T1">5</text:span></text:p>
                <text:p text:style-name="P1"><text:span text:style-name="T1">6</text:span></text:p>
              </table:table-cell>
              <table:table-cell>
                <text:p text:style-name="P1"><text:span text:style-name="T1">5</text:span></text:p>
                <text:p text:style-name="P1"><text:span text:style-name="T1">6</text:span></text:p>
              </table:table-cell>
              <table:table-cell table:style-name="ce26"/>
              <table:table-cell table:style-name="ce26"/>
            </table:table-row>
            <table:table-row table:style-name="ro14" table:default-cell-style-name="ce21">
              <table:table-cell table:style-name="ce8">
                <text:p text:style-name="P1">4</text:p>
              </table:table-cell>
              <table:table-cell table:style-name="ce27"/>
              <table:table-cell table:style-name="ce37"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38">
                <text:p text:style-name="P1"><text:span text:style-name="T1">5</text:span></text:p>
                <text:p text:style-name="P1"><text:span text:style-name="T1">6</text:span></text:p>
              </table:table-cell>
              <table:table-cell/>
              <table:table-cell table:style-name="ce29"/>
              <table:table-cell/>
              <table:table-cell/>
            </table:table-row>
            <table:table-row table:style-name="ro14" table:default-cell-style-name="ce37">
              <table:table-cell table:style-name="ce8">
                <text:p text:style-name="P1">3</text:p>
              </table:table-cell>
              <table:table-cell table:style-name="ce27"/>
              <table:table-cell>
                <text:p text:style-name="P1"><text:span text:style-name="T1">4</text:span></text:p>
                <text:p text:style-name="P1"><text:span text:style-name="T1">6</text:span></text:p>
              </table:table-cell>
              <table:table-cell>
                <text:p text:style-name="P1"><text:span text:style-name="T1">4</text:span></text:p>
                <text:p text:style-name="P1"><text:span text:style-name="T1">6</text:span></text:p>
              </table:table-cell>
              <table:table-cell>
                <text:p text:style-name="P1"><text:span text:style-name="T1">4</text:span></text:p>
                <text:p text:style-name="P1"><text:span text:style-name="T1">6</text:span></text:p>
              </table:table-cell>
              <table:table-cell table:style-name="ce30">
                <text:p text:style-name="P1"><text:span text:style-name="T1">5</text:span></text:p>
                <text:p text:style-name="P1"><text:span text:style-name="T1">4</text:span></text:p>
              </table:table-cell>
              <table:table-cell table:style-name="ce21"/>
              <table:table-cell table:style-name="ce21"/>
            </table:table-row>
            <table:table-row table:style-name="ro16" table:default-cell-style-name="ce32">
              <table:table-cell table:style-name="ce8">
                <text:p text:style-name="P1">2</text:p>
              </table:table-cell>
              <table:table-cell table:style-name="ce31"/>
              <table:table-cell/>
              <table:table-cell/>
              <table:table-cell/>
              <table:table-cell table:style-name="ce33"/>
              <table:table-cell table:style-name="ce21"/>
              <table:table-cell table:style-name="ce21"/>
            </table:table-row>
            <table:table-row table:style-name="ro14" table:default-cell-style-name="ce21">
              <table:table-cell table:style-name="ce8">
                <text:p text:style-name="P1">1</text:p>
              </table:table-cell>
              <table:table-cell table:style-name="ce27"/>
              <table:table-cell/>
              <table:table-cell/>
              <table:table-cell table:style-name="ce45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45">
                <text:p text:style-name="P1"><text:span text:style-name="T1">5</text:span></text:p>
                <text:p text:style-name="P1"><text:span text:style-name="T1">2</text:span></text:p>
              </table:table-cell>
              <table:table-cell table:style-name="ce26"/>
              <table:table-cell table:style-name="ce26"/>
            </table:table-row>
            <table:table-row table:style-name="ro17" table:default-cell-style-name="ce21">
              <table:table-cell table:style-name="ce8">
                <text:p text:style-name="P1">0</text:p>
              </table:table-cell>
              <table:table-cell table:style-name="ce27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7" table:default-cell-style-name="ce34">
              <table:table-cell table:style-name="ce20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" draw:text-style-name="P2" draw:layer="layout" svg:x1="27.11cm" svg:y1="10.301cm" svg:x2="31.71cm" svg:y2="10.301cm">
          <text:p/>
        </draw:line>
        <draw:frame draw:style-name="gr2" draw:text-style-name="P3" draw:layer="layout" svg:width="4.8cm" svg:height="1.673cm" svg:x="27.11cm" svg:y="9.503cm">
          <draw:text-box>
            <text:p text:style-name="P4">Consolidation </text:p>
            <text:p text:style-name="P4"/>
          </draw:text-box>
        </draw:frame>
      </draw:page>
      <draw:page draw:name="page5" draw:style-name="dp1" draw:master-page-name="Standard_5f_">
        <draw:frame draw:style-name="standard" draw:layer="layout" svg:width="3.865cm" svg:height="3.67cm" svg:x="1.675cm" svg:y="4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46">
              <table:table-cell/>
              <table:table-cell/>
              <table:table-cell/>
            </table:table-row>
            <table:table-row table:style-name="ro2">
              <table:table-cell table:style-name="ce47"/>
              <table:table-cell table:style-name="ce48"/>
              <table:table-cell table:style-name="ce49"/>
            </table:table-row>
            <table:table-row table:style-name="ro3" table:default-cell-style-name="ce47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867cm" svg:height="3.672cm" svg:x="7.376cm" svg:y="4.5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5"/>
            <table:table-row table:style-name="ro1" table:default-cell-style-name="ce47">
              <table:table-cell/>
              <table:table-cell/>
              <table:table-cell/>
            </table:table-row>
            <table:table-row table:style-name="ro2">
              <table:table-cell table:style-name="ce46"/>
              <table:table-cell table:style-name="ce48"/>
              <table:table-cell table:style-name="ce50"/>
            </table:table-row>
            <table:table-row table:style-name="ro18" table:default-cell-style-name="ce46">
              <table:table-cell table:style-name="ce51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text-style-name="P5" draw:layer="layout" svg:width="3.9cm" svg:height="1.195cm" svg:x="1.6cm" svg:y="8.4cm">
          <draw:text-box>
            <text:p/>
          </draw:text-box>
        </draw:frame>
        <draw:frame draw:style-name="gr4" draw:text-style-name="P6" draw:layer="layout" svg:width="3.9cm" svg:height="0.806cm" svg:x="1.6cm" svg:y="8.6cm">
          <draw:text-box>
            <text:p><text:span text:style-name="T2">Forward mask</text:span></text:p>
          </draw:text-box>
        </draw:frame>
        <draw:frame draw:style-name="gr5" draw:text-style-name="P6" draw:layer="layout" svg:width="4.4cm" svg:height="1.361cm" svg:x="7.2cm" svg:y="8.6cm">
          <draw:text-box>
            <text:p><text:span text:style-name="T2">Backward m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5-01-06T22:36:35.152890962</meta:creation-date>
    <dc:date>2015-04-17T22:50:30.264693661</dc:date>
    <dc:creator>Jan </dc:creator>
    <meta:editing-duration>PT1H8M16S</meta:editing-duration>
    <meta:editing-cycles>16</meta:editing-cycles>
    <meta:generator>LibreOffice/4.4.2.2$Linux_X86_64 LibreOffice_project/40m0$Build-2</meta:generator>
    <meta:document-statistic meta:object-count="21"/>
  </office:meta>
</office:document-meta>
</file>